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534cm" fo:min-width="14.35cm" fo:padding-top="0.165cm" fo:padding-bottom="0.165cm" fo:padding-left="0.29cm" fo:padding-right="0.29cm" draw:shadow="hidden" drawooo:fontwork-style="rotate" drawooo:fontwork-adjust="right" drawooo:fontwork-distance="0.2cm" drawooo:fontwork-start="13.7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534cm" fo:min-width="14.35cm" fo:padding-top="0.165cm" fo:padding-bottom="0.165cm" fo:padding-left="0.29cm" fo:padding-right="0.29cm" draw:shadow="hidden" drawooo:fontwork-style="rotate" drawooo:fontwork-adjust="right" drawooo:fontwork-distance="0.2cm" drawooo:fontwork-start="7.6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style:font-name="TeX Gyre Termes Math" fo:font-size="48pt" style:font-name-asian="TeX Gyre Termes Math" style:font-size-asian="48pt" style:font-name-complex="TeX Gyre Termes Math" style:font-size-complex="48pt"/>
    </style:style>
    <style:style style:name="T3" style:family="text">
      <style:text-properties style:font-name="Times New Roman" fo:font-size="48pt" style:font-name-asian="Latin Modern Math1" style:font-size-asian="48pt" style:font-name-complex="Latin Modern Math1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1cm" svg:height="15.25cm" svg:x="2.5cm" svg:y="4.25cm" svg:viewBox="0 0 21001 15251" svg:d="M21001 7626c0 1338-485 2653-1407 3812-921 1159-2247 2122-3843 2791-1597 670-3407 1022-5250 1022-1844 0-3654-352-5251-1022-1596-669-2922-1632-3843-2791-922-1159-1407-2474-1407-3812 0-1339 485-2654 1407-3813 921-1159 2247-2122 3843-2791 1597-670 3407-1022 5250-1022 1844 0 3654 352 5251 1022 1596 669 2922 1632 3843 2791 922 1159 1407 2474 1407 3812z">
          <text:p text:style-name="P2"><text:span text:style-name="T1">A</text:span></text:p>
        </draw:path>
        <draw:path draw:style-name="gr3" draw:text-style-name="P3" draw:layer="layout" svg:width="13.999cm" svg:height="9.75cm" svg:x="6cm" svg:y="8.75cm" svg:viewBox="0 0 14000 9751" svg:d="M14000 4876c0 855-323 1696-938 2437-614 741-1498 1357-2562 1785s-2271 653-3500 653-2436-225-3500-653-1948-1044-2562-1785c-615-741-938-1582-938-2437 0-856 323-1697 938-2438 614-741 1498-1357 2562-1785s2271-653 3500-653 2436 225 3500 653 1948 1044 2562 1785c615 741 938 1582 938 2437z">
          <text:p text:style-name="P2"><text:span text:style-name="T1">B</text:span><text:span text:style-name="T2">⊂</text:span><text:span text:style-name="T3">A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atin Modern Math1" svg:font-family="'Latin Modern Math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13:21:29.923000000</meta:creation-date>
    <dc:date>2022-07-18T14:23:06.611639499</dc:date>
    <meta:editing-duration>PT4H6M49S</meta:editing-duration>
    <meta:editing-cycles>3</meta:editing-cycles>
    <meta:generator>LibreOffice/7.3.4.2$Linux_X86_64 LibreOffice_project/30$Build-2</meta:generator>
    <meta:document-statistic meta:object-count="3"/>
  </office:meta>
</office:document-meta>
</file>